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rincipal" style:family="table">
      <style:table-properties style:width="28.702cm" table:align="margins"/>
    </style:style>
    <style:style style:name="Principal.A" style:family="table-column">
      <style:table-column-properties style:column-width="9.567cm" style:rel-column-width="21845*"/>
    </style:style>
    <style:style style:name="Principal.B" style:family="table-column">
      <style:table-column-properties style:column-width="7.736cm" style:rel-column-width="17664*"/>
    </style:style>
    <style:style style:name="Principal.C" style:family="table-column">
      <style:table-column-properties style:column-width="11.398cm" style:rel-column-width="26026*"/>
    </style:style>
    <style:style style:name="Principal.A1" style:family="table-cell">
      <style:table-cell-properties style:vertical-align="middle" fo:padding="0.049cm" fo:border-left="2pt solid #808080" fo:border-right="none" fo:border-top="2pt solid #808080" fo:border-bottom="2pt solid #808080"/>
    </style:style>
    <style:style style:name="Principal.B1" style:family="table-cell">
      <style:table-cell-properties fo:padding="0.049cm" fo:border-left="none" fo:border-right="none" fo:border-top="2pt solid #808080" fo:border-bottom="none"/>
    </style:style>
    <style:style style:name="Principal.C1" style:family="table-cell">
      <style:table-cell-properties fo:padding="0.049cm" fo:border-left="none" fo:border-right="2pt solid #808080" fo:border-top="2pt solid #808080" fo:border-bottom="none"/>
    </style:style>
    <style:style style:name="Principal.B2" style:family="table-cell">
      <style:table-cell-properties fo:padding="0.049cm" fo:border="none"/>
    </style:style>
    <style:style style:name="Principal.C2" style:family="table-cell">
      <style:table-cell-properties fo:padding="0.049cm" fo:border-left="none" fo:border-right="2pt solid #808080" fo:border-top="none" fo:border-bottom="none"/>
    </style:style>
    <style:style style:name="Principal.B3" style:family="table-cell">
      <style:table-cell-properties fo:padding="0.049cm" fo:border-left="none" fo:border-right="none" fo:border-top="none" fo:border-bottom="2pt solid #808080"/>
    </style:style>
    <style:style style:name="Principal.C3" style:family="table-cell">
      <style:table-cell-properties fo:padding="0.049cm" fo:border-left="none" fo:border-right="2pt solid #808080" fo:border-top="none" fo:border-bottom="2pt solid #808080"/>
    </style:style>
    <style:style style:name="Detail" style:family="table">
      <style:table-properties style:width="28.707cm" fo:margin-left="0cm" table:align="left"/>
    </style:style>
    <style:style style:name="Detail.A" style:family="table-column">
      <style:table-column-properties style:column-width="2.406cm"/>
    </style:style>
    <style:style style:name="Detail.B" style:family="table-column">
      <style:table-column-properties style:column-width="2.805cm"/>
    </style:style>
    <style:style style:name="Detail.C" style:family="table-column">
      <style:table-column-properties style:column-width="2.09cm"/>
    </style:style>
    <style:style style:name="Detail.D" style:family="table-column">
      <style:table-column-properties style:column-width="2.461cm"/>
    </style:style>
    <style:style style:name="Detail.E" style:family="table-column">
      <style:table-column-properties style:column-width="7.128cm"/>
    </style:style>
    <style:style style:name="Detail.F" style:family="table-column">
      <style:table-column-properties style:column-width="2.801cm"/>
    </style:style>
    <style:style style:name="Detail.G" style:family="table-column">
      <style:table-column-properties style:column-width="3.02cm"/>
    </style:style>
    <style:style style:name="Detail.H" style:family="table-column">
      <style:table-column-properties style:column-width="2.999cm"/>
    </style:style>
    <style:style style:name="Detail.A2" style:family="table-cell">
      <style:table-cell-properties fo:padding="0.097cm" fo:border-left="0.75pt solid #000000" fo:border-right="none" fo:border-top="0.75pt solid #000000" fo:border-bottom="0.75pt solid #000000"/>
    </style:style>
    <style:style style:name="Detail.H2" style:family="table-cell">
      <style:table-cell-properties fo:padding="0.097cm" fo:border="0.75pt solid #000000"/>
    </style:style>
    <style:style style:name="Detail.A3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Detail.B3" style:family="table-cell">
      <style:table-cell-properties style:vertical-align="middle" fo:padding="0.097cm" fo:border-left="none" fo:border-right="none" fo:border-top="0.75pt solid #000000" fo:border-bottom="0.75pt solid #000000"/>
    </style:style>
    <style:style style:name="Detail.G3" style:family="table-cell">
      <style:table-cell-properties style:vertical-align="middle" fo:padding="0.097cm" fo:border-left="none" fo:border-right="0.05pt solid #000000" fo:border-top="0.75pt solid #000000" fo:border-bottom="0.75pt solid #000000"/>
    </style:style>
    <style:style style:name="Detail.H3" style:family="table-cell">
      <style:table-cell-properties style:vertical-align="middle" fo:padding="0.097cm" fo:border-left="0.05pt solid #000000" fo:border-right="none" fo:border-top="0.75pt solid #000000" fo:border-bottom="0.75pt solid #000000"/>
    </style:style>
    <style:style style:name="Detail.I3" style:family="table-cell">
      <style:table-cell-properties style:vertical-align="middle" fo:padding="0.097cm" fo:border-left="0.05pt solid #000000" fo:border-right="0.75pt solid #000000" fo:border-top="0.75pt solid #000000" fo:border-bottom="0.75pt solid #000000"/>
    </style:style>
    <style:style style:name="Detail.A5" style:family="table-cell">
      <style:table-cell-properties fo:padding="0.097cm" fo:border-left="0.05pt solid #000000" fo:border-right="none" fo:border-top="0.05pt solid #000000" fo:border-bottom="0.05pt solid #000000"/>
    </style:style>
    <style:style style:name="Detail.B5" style:family="table-cell">
      <style:table-cell-properties fo:padding="0.097cm" fo:border-left="none" fo:border-right="none" fo:border-top="0.05pt solid #000000" fo:border-bottom="0.05pt solid #000000"/>
    </style:style>
    <style:style style:name="Detail.C5" style:family="table-cell">
      <style:table-cell-properties fo:padding="0.097cm" fo:border-left="none" fo:border-right="none" fo:border-top="0.05pt solid #000000" fo:border-bottom="0.05pt solid #000000"/>
    </style:style>
    <style:style style:name="Detail.D5" style:family="table-cell">
      <style:table-cell-properties fo:padding="0.097cm" fo:border-left="none" fo:border-right="none" fo:border-top="0.05pt solid #000000" fo:border-bottom="0.05pt solid #000000"/>
    </style:style>
    <style:style style:name="Detail.E5" style:family="table-cell">
      <style:table-cell-properties fo:padding="0.097cm" fo:border-left="none" fo:border-right="none" fo:border-top="0.05pt solid #000000" fo:border-bottom="0.05pt solid #000000"/>
    </style:style>
    <style:style style:name="Detail.F5" style:family="table-cell">
      <style:table-cell-properties fo:padding="0.097cm" fo:border-left="none" fo:border-right="none" fo:border-top="0.05pt solid #000000" fo:border-bottom="0.05pt solid #000000"/>
    </style:style>
    <style:style style:name="Detail.G5" style:family="table-cell">
      <style:table-cell-properties fo:padding="0.097cm" fo:border-left="none" fo:border-right="0.05pt solid #000000" fo:border-top="0.05pt solid #000000" fo:border-bottom="0.05pt solid #000000"/>
    </style:style>
    <style:style style:name="Detail.H5" style:family="table-cell">
      <style:table-cell-properties fo:padding="0.097cm" fo:border-left="0.05pt solid #000000" fo:border-right="none" fo:border-top="0.05pt solid #000000" fo:border-bottom="0.05pt solid #000000"/>
    </style:style>
    <style:style style:name="Detail.I5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Liberation Sans1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1" fo:font-size="14pt" fo:font-weight="bold" officeooo:rsid="003d4490" officeooo:paragraph-rsid="003d4490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1" fo:font-size="14pt" fo:font-weight="bold" officeooo:rsid="001cbd64" officeooo:paragraph-rsid="0027ef03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Liberation Sans1" fo:font-size="13pt" fo:font-weight="bold" officeooo:rsid="003ffba9" officeooo:paragraph-rsid="003ffba9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1" fo:font-weight="bold" officeooo:rsid="001f0624" officeooo:paragraph-rsid="001f0624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1" fo:font-size="8pt" officeooo:rsid="001f0624" officeooo:paragraph-rsid="001f0624" style:font-size-asian="8pt" style:font-size-complex="8pt"/>
    </style:style>
    <style:style style:name="P7" style:family="paragraph" style:parent-style-name="Table_20_Contents">
      <style:text-properties style:font-name="Liberation Sans1" fo:font-size="8pt" officeooo:paragraph-rsid="001f0624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1" fo:font-size="8pt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1" fo:font-size="8pt" officeooo:paragraph-rsid="00268e76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8pt" officeooo:paragraph-rsid="0020fde2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1" fo:font-size="8pt" officeooo:paragraph-rsid="002b0643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1" fo:font-size="8pt" officeooo:paragraph-rsid="0038f2de" style:font-size-asian="8pt" style:font-size-complex="8pt"/>
    </style:style>
    <style:style style:name="P13" style:family="paragraph" style:parent-style-name="Table_20_Contents">
      <style:text-properties style:font-name="Liberation Sans1" fo:font-size="10pt" officeooo:paragraph-rsid="001f0624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Liberation Sans" fo:font-size="10.5pt" fo:font-weight="bold" officeooo:rsid="001e2c5a" officeooo:paragraph-rsid="001e2c5a" style:font-size-asian="10.5pt" style:font-weight-asian="bold" style:font-size-complex="10.5pt" style:font-weight-complex="bold"/>
    </style:style>
    <style:style style:name="P15" style:family="paragraph" style:parent-style-name="Header">
      <style:text-properties style:font-name="Liberation Sans1"/>
    </style:style>
    <style:style style:name="P16" style:family="paragraph" style:parent-style-name="Footer">
      <style:paragraph-properties fo:text-align="end" style:justify-single-word="false"/>
      <style:text-properties style:font-name="Liberation Sans1" fo:font-size="9pt" officeooo:rsid="001cbd64" officeooo:paragraph-rsid="001cbd64" style:font-size-asian="9pt" style:font-size-complex="9pt"/>
    </style:style>
    <style:style style:name="P17" style:family="paragraph" style:parent-style-name="Table_20_Heading">
      <style:paragraph-properties fo:margin-top="0.199cm" fo:margin-bottom="0.199cm" loext:contextual-spacing="false"/>
      <style:text-properties style:font-name="Liberation Sans1" officeooo:rsid="001f0624" officeooo:paragraph-rsid="001f0624"/>
    </style:style>
    <style:style style:name="P18" style:family="paragraph" style:parent-style-name="Standard">
      <style:text-properties style:font-name="Liberation Sans1"/>
    </style:style>
    <style:style style:name="P19" style:family="paragraph" style:parent-style-name="Standard">
      <style:paragraph-properties fo:text-align="center" style:justify-single-word="false"/>
      <style:text-properties style:font-name="Liberation Sans1" fo:font-weight="bold" officeooo:rsid="001f0624" officeooo:paragraph-rsid="001f0624" style:font-weight-asian="bold" style:font-weight-complex="bold"/>
    </style:style>
    <style:style style:name="P20" style:family="paragraph" style:parent-style-name="Standard">
      <style:text-properties style:font-name="Liberation Sans1" officeooo:paragraph-rsid="001f0624"/>
    </style:style>
    <style:style style:name="P21" style:family="paragraph" style:parent-style-name="Standard">
      <style:paragraph-properties fo:text-align="center" style:justify-single-word="false"/>
      <style:text-properties style:font-name="Liberation Sans1" fo:font-size="8pt" officeooo:rsid="001f0624" officeooo:paragraph-rsid="001f0624" style:font-size-asian="8pt" style:font-size-complex="8pt"/>
    </style:style>
    <style:style style:name="P22" style:family="paragraph" style:parent-style-name="Standard">
      <style:paragraph-properties fo:text-align="center" style:justify-single-word="false"/>
      <style:text-properties style:font-name="Liberation Sans1" fo:font-size="8pt" officeooo:rsid="002b0643" officeooo:paragraph-rsid="002b0643" style:font-size-asian="8pt" style:font-size-complex="8pt"/>
    </style:style>
    <style:style style:name="P23" style:family="paragraph" style:parent-style-name="Standard">
      <style:paragraph-properties fo:text-align="center" style:justify-single-word="false"/>
      <style:text-properties style:font-name="Liberation Sans1" fo:font-size="8pt" officeooo:rsid="004246b2" officeooo:paragraph-rsid="004246b2" style:font-size-asian="8pt" style:font-size-complex="8pt"/>
    </style:style>
    <style:style style:name="P24" style:family="paragraph" style:parent-style-name="Standard">
      <style:text-properties style:font-name="Liberation Sans1" fo:font-size="10pt" officeooo:rsid="00283b21" officeooo:paragraph-rsid="00283b21" style:font-size-asian="10pt" style:font-size-complex="10pt"/>
    </style:style>
    <style:style style:name="P25" style:family="paragraph" style:parent-style-name="Standard">
      <style:text-properties style:font-name="Liberation Sans1" fo:font-size="10pt" officeooo:rsid="004582b0" officeooo:paragraph-rsid="004582b0" style:font-size-asian="10pt" style:font-size-complex="10pt"/>
    </style:style>
    <style:style style:name="P26" style:family="paragraph" style:parent-style-name="Table_20_Contents">
      <style:paragraph-properties fo:margin-left="0.199cm" fo:margin-right="0cm" fo:text-align="start" style:justify-single-word="false" fo:text-indent="0cm" style:auto-text-indent="false"/>
      <style:text-properties style:font-name="Liberation Sans" fo:font-size="10.5pt" fo:font-weight="bold" officeooo:rsid="001e2c5a" officeooo:paragraph-rsid="001e2c5a" style:font-size-asian="10.5pt" style:font-weight-asian="bold" style:font-size-complex="10.5pt" style:font-weight-complex="bold"/>
    </style:style>
    <style:style style:name="P27" style:family="paragraph" style:parent-style-name="Table_20_Contents">
      <style:paragraph-properties fo:margin-left="0.199cm" fo:margin-right="0cm" fo:text-indent="0cm" style:auto-text-indent="false"/>
      <style:text-properties style:font-name="Liberation Sans" fo:font-size="20pt" fo:font-weight="bold" officeooo:rsid="002969ab" officeooo:paragraph-rsid="00443828" style:font-size-asian="20pt" style:font-weight-asian="bold" style:font-size-complex="2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1" fo:font-size="8pt" officeooo:rsid="004741d3" officeooo:paragraph-rsid="004741d3" style:font-size-asian="8pt" style:font-size-complex="8pt"/>
    </style:style>
    <style:style style:name="T1" style:family="text">
      <style:text-properties officeooo:rsid="00443828"/>
    </style:style>
    <style:style style:name="T2" style:family="text">
      <style:text-properties officeooo:rsid="004582b0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rincipal" table:style-name="Principal">
        <table:table-column table:style-name="Principal.A"/>
        <table:table-column table:style-name="Principal.B"/>
        <table:table-column table:style-name="Principal.C"/>
        <table:table-row>
          <table:table-cell table:style-name="Principal.A1" table:number-rows-spanned="3" office:value-type="string">
            <text:p text:style-name="P27"><text:span text:style-name="T1">STUDY PLAN:</text:span> <text:placeholder text:placeholder-type="text">&lt;code&gt;</text:placeholder></text:p>
          </table:table-cell>
          <table:table-cell table:style-name="Principal.B1" office:value-type="string">
            <text:p text:style-name="P14">Sponsor:</text:p>
          </table:table-cell>
          <table:table-cell table:style-name="Principal.C1" office:value-type="string">
            <text:p text:style-name="P26"><text:placeholder text:placeholder-type="text">&lt;stp_sponsor&gt;</text:placeholder></text:p>
          </table:table-cell>
        </table:table-row>
        <table:table-row>
          <table:covered-table-cell/>
          <table:table-cell table:style-name="Principal.B2" office:value-type="string">
            <text:p text:style-name="P14">Matrix: </text:p>
          </table:table-cell>
          <table:table-cell table:style-name="Principal.C2" office:value-type="string">
            <text:p text:style-name="P26"><text:placeholder text:placeholder-type="text">&lt;stp_matrix&gt;</text:placeholder></text:p>
          </table:table-cell>
        </table:table-row>
        <table:table-row>
          <table:covered-table-cell/>
          <table:table-cell table:style-name="Principal.B3" office:value-type="string">
            <text:p text:style-name="P14">Product brand:</text:p>
          </table:table-cell>
          <table:table-cell table:style-name="Principal.C3" office:value-type="string">
            <text:p text:style-name="P26"><text:placeholder text:placeholder-type="text">&lt;stp_product_brand&gt;</text:placeholder></text:p>
          </table:table-cell>
        </table:table-row>
      </table:table>
      <text:p text:style-name="P18"/>
      <text:p text:style-name="P18"><text:placeholder text:placeholder-type="text">&lt;for each="record in objects.values()"&gt;</text:placeholder></text:p>
      <table:table table:name="Detail" table:style-name="Detail">
        <table:table-column table:style-name="Detail.A"/>
        <table:table-column table:style-name="Detail.B"/>
        <table:table-column table:style-name="Detail.C"/>
        <table:table-column table:style-name="Detail.D"/>
        <table:table-column table:style-name="Detail.E"/>
        <table:table-column table:style-name="Detail.F"/>
        <table:table-column table:style-name="Detail.G"/>
        <table:table-column table:style-name="Detail.H" table:number-columns-repeated="2"/>
        <table:table-header-rows>
          <table:table-row>
            <table:table-cell table:number-columns-spanned="9" office:value-type="string">
              <text:p text:style-name="P17">Storage Location: <text:placeholder text:placeholder-type="text">&lt;record['location']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Detail.A2" table:number-columns-spanned="7" office:value-type="string">
            <text:p text:style-name="P5">Inpu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Detail.H2" table:number-columns-spanned="2" office:value-type="string">
            <text:p text:style-name="P19">Output</text:p>
          </table:table-cell>
          <table:covered-table-cell/>
        </table:table-row>
        <table:table-row>
          <table:table-cell table:style-name="Detail.A3" office:value-type="string">
            <text:p text:style-name="P28">Reception date</text:p>
          </table:table-cell>
          <table:table-cell table:style-name="Detail.B3" office:value-type="string">
            <text:p text:style-name="P21">Packages quantity and type</text:p>
          </table:table-cell>
          <table:table-cell table:style-name="Detail.B3" office:value-type="string">
            <text:p text:style-name="P22">Cond. De Temperatura</text:p>
          </table:table-cell>
          <table:table-cell table:style-name="Detail.B3" office:value-type="string">
            <text:p text:style-name="P22">Est. De Procesamiento</text:p>
          </table:table-cell>
          <table:table-cell table:style-name="Detail.B3" office:value-type="string">
            <text:p text:style-name="P22">Comments</text:p>
          </table:table-cell>
          <table:table-cell table:style-name="Detail.B3" office:value-type="string">
            <text:p text:style-name="P21">Entry responsible / </text:p>
          </table:table-cell>
          <table:table-cell table:style-name="Detail.G3" office:value-type="string">
            <text:p text:style-name="P21">File operator responsible / </text:p>
          </table:table-cell>
          <table:table-cell table:style-name="Detail.H3" office:value-type="string">
            <text:p text:style-name="P6">Output date <text:span text:style-name="T2">*</text:span></text:p>
          </table:table-cell>
          <table:table-cell table:style-name="Detail.I3" office:value-type="string">
            <text:p text:style-name="P23">Retire responsible/</text:p>
          </table:table-cell>
        </table:table-row>
        <table:table-row>
          <table:table-cell table:number-columns-spanned="9" office:value-type="string">
            <text:p text:style-name="P7"><text:placeholder text:placeholder-type="text">&lt;for each="sample in record['sampl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etail.A5" office:value-type="string">
            <text:p text:style-name="P9"><text:placeholder text:placeholder-type="text">&lt;if test="sample['entry_date']"&gt;</text:placeholder><text:placeholder text:placeholder-type="text">&lt;format_date(sample['entry_date'], user.language)&gt;</text:placeholder><text:placeholder text:placeholder-type="text">&lt;/if&gt;</text:placeholder></text:p>
          </table:table-cell>
          <table:table-cell table:style-name="Detail.B5" office:value-type="string">
            <text:p text:style-name="P10"><text:placeholder text:placeholder-type="text">&lt;sample['packages']&gt;</text:placeholder></text:p>
          </table:table-cell>
          <table:table-cell table:style-name="Detail.C5" office:value-type="string">
            <text:p text:style-name="P12"><text:placeholder text:placeholder-type="text">&lt;sample['temperature']&gt;</text:placeholder></text:p>
          </table:table-cell>
          <table:table-cell table:style-name="Detail.D5" office:value-type="string">
            <text:p text:style-name="P12"><text:placeholder text:placeholder-type="text">&lt;sample['processing_state']&gt;</text:placeholder></text:p>
          </table:table-cell>
          <table:table-cell table:style-name="Detail.E5" office:value-type="string">
            <text:p text:style-name="P11"><text:placeholder text:placeholder-type="text">&lt;sample['comments']&gt;</text:placeholder></text:p>
          </table:table-cell>
          <table:table-cell table:style-name="Detail.F5" office:value-type="string">
            <text:p text:style-name="P10"><text:placeholder text:placeholder-type="text">&lt;sample['entry_responsible']&gt;</text:placeholder></text:p>
          </table:table-cell>
          <table:table-cell table:style-name="Detail.G5" office:value-type="string">
            <text:p text:style-name="P10"><text:placeholder text:placeholder-type="text">&lt;sample['file_operator_responsible']&gt;</text:placeholder></text:p>
          </table:table-cell>
          <table:table-cell table:style-name="Detail.H5" office:value-type="string">
            <text:p text:style-name="P8"/>
          </table:table-cell>
          <table:table-cell table:style-name="Detail.I5" office:value-type="string">
            <text:p text:style-name="P8"/>
          </table:table-cell>
        </table:table-row>
        <table:table-row>
          <table:table-cell table:number-columns-spanned="9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ext:p text:style-name="P20"><text:placeholder text:placeholder-type="text">&lt;/for&gt;</text:placeholder></text:p>
      <text:p text:style-name="P20"/>
      <text:p text:style-name="P24">Nota: En caso que un Plan de Estudio contenga distintos envíos de muestras, se debe firmar siempre el último movimiento de la planilla. Los ingresos anteriores quedan impresos y firmados al momento de registrarse.</text:p>
      <text:p text:style-name="P25">*: It will only be completed when the date of final entry to the file is later than the date of recep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er" style:family="table">
      <style:table-properties style:width="28.702cm" table:align="margins"/>
    </style:style>
    <style:style style:name="Header.A" style:family="table-column">
      <style:table-column-properties style:column-width="6.1cm" style:rel-column-width="13926*"/>
    </style:style>
    <style:style style:name="Header.B" style:family="table-column">
      <style:table-column-properties style:column-width="16.503cm" style:rel-column-width="37681*"/>
    </style:style>
    <style:style style:name="Header.C" style:family="table-column">
      <style:table-column-properties style:column-width="6.1cm" style:rel-column-width="13928*"/>
    </style:style>
    <style:style style:name="Header.1" style:family="table-row">
      <style:table-row-properties style:min-row-height="1.63cm"/>
    </style:style>
    <style:style style:name="Header.B1" style:family="table-cell">
      <style:table-cell-properties style:vertical-align="middle"/>
    </style:style>
    <style:style style:name="MP1" style:family="paragraph" style:parent-style-name="Table_20_Contents">
      <style:text-properties style:font-name="Liberation Sans1"/>
    </style:style>
    <style:style style:name="MP2" style:family="paragraph" style:parent-style-name="Table_20_Contents">
      <style:paragraph-properties fo:text-align="center" style:justify-single-word="false"/>
      <style:text-properties style:font-name="Liberation Sans1" fo:font-size="14pt" fo:font-weight="bold" officeooo:rsid="003d4490" officeooo:paragraph-rsid="003d4490" style:font-size-asian="14pt" style:font-weight-asian="bold" style:font-size-complex="14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Liberation Sans1" fo:font-size="14pt" fo:font-weight="bold" officeooo:rsid="001cbd64" officeooo:paragraph-rsid="0027ef03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text-align="end" style:justify-single-word="false"/>
      <style:text-properties style:font-name="Liberation Sans1" fo:font-size="13pt" fo:font-weight="bold" officeooo:rsid="003ffba9" officeooo:paragraph-rsid="003ffba9" style:font-size-asian="13pt" style:font-weight-asian="bold" style:font-size-complex="13pt" style:font-weight-complex="bold"/>
    </style:style>
    <style:style style:name="MP5" style:family="paragraph" style:parent-style-name="Header">
      <style:text-properties style:font-name="Liberation Sans1"/>
    </style:style>
    <style:style style:name="MP6" style:family="paragraph" style:parent-style-name="Footer">
      <style:paragraph-properties fo:text-align="end" style:justify-single-word="false"/>
      <style:text-properties style:font-name="Liberation Sans1" fo:font-size="9pt" officeooo:rsid="001cbd64" officeooo:paragraph-rsid="001cbd64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Header" table:style-name="Header">
          <table:table-column table:style-name="Header.A"/>
          <table:table-column table:style-name="Header.B"/>
          <table:table-column table:style-name="Header.C"/>
          <table:table-row table:style-name="Header.1">
            <table:table-cell office:value-type="string">
              <text:p text:style-name="MP1"><draw:frame draw:style-name="Mfr1" draw:name="image: (company.logo, 'image/png', '6cm', '1.5cm')" text:anchor-type="paragraph" svg:x="0.06cm" svg:y="0.019cm" svg:width="6.001cm" draw:z-index="0"><draw:text-box fo:min-height="1.6cm"><text:p text:style-name="Frame_20_contents"/></draw:text-box></draw:frame></text:p>
            </table:table-cell>
            <table:table-cell table:style-name="Header.B1" office:value-type="string">
              <text:p text:style-name="MP2">Sample reception</text:p>
              <text:p text:style-name="MP3">Temporary input and output of samples to the file</text:p>
            </table:table-cell>
            <table:table-cell office:value-type="string">
              <text:p text:style-name="MP4">GLP 005 - Annex 3 </text:p>
            </table:table-cell>
          </table:table-row>
        </table:table>
        <text:p text:style-name="MP5"/>
      </style:header>
      <style:footer>
        <text:p text:style-name="MP6">Page: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3:07:10.037989256</meta:creation-date>
    <meta:editing-duration>P0D</meta:editing-duration>
    <meta:editing-cycles>1</meta:editing-cycles>
    <meta:generator>LibreOffice/4.3.3.2$Linux_x86 LibreOffice_project/430m0$Build-2</meta:generator>
    <meta:document-statistic meta:table-count="3" meta:image-count="0" meta:object-count="0" meta:page-count="1" meta:paragraph-count="36" meta:word-count="133" meta:character-count="1056" meta:non-whitespace-character-count="955"/>
    <meta:user-defined meta:name="Info 1"/>
    <meta:user-defined meta:name="Info 2"/>
    <meta:user-defined meta:name="Info 3"/>
    <meta:user-defined meta:name="Info 4"/>
  </office:meta>
</office:document-meta>
</file>